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4.6cm" svg:x="6.5cm" svg:y="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691cm" svg:height="1.063cm" svg:x="10.944cm" svg:y="10.9cm">
          <draw:text-box>
            <text:p>0<text:span text:style-name="T1">°/360° = East</text:span></text:p>
          </draw:text-box>
        </draw:frame>
        <draw:frame draw:style-name="gr2" draw:layer="layout" svg:width="3.837cm" svg:height="1.063cm" svg:x="6.8cm" svg:y="7.9cm">
          <draw:text-box>
            <text:p>90<text:span text:style-name="T1">° = North</text:span></text:p>
          </draw:text-box>
        </draw:frame>
        <draw:frame draw:style-name="gr2" draw:layer="layout" svg:width="4.293cm" svg:height="1.063cm" svg:x="6.6cm" svg:y="13.637cm">
          <draw:text-box>
            <text:p>270<text:span text:style-name="T1">° = South</text:span></text:p>
          </draw:text-box>
        </draw:frame>
        <draw:frame draw:style-name="gr2" draw:layer="layout" svg:width="4.073cm" svg:height="1.063cm" svg:x="2.5cm" svg:y="10.7cm">
          <draw:text-box>
            <text:p>180<text:span text:style-name="T1">° = W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19:40:50.801000000</meta:creation-date>
    <dc:date>2014-04-24T02:18:07.319000000</dc:date>
    <meta:editing-duration>P0D</meta:editing-duration>
    <meta:editing-cycles>2</meta:editing-cycles>
    <meta:generator>LibreOffice/4.1.3.2$Windows_x86 LibreOffice_project/70feb7d99726f064edab4605a8ab840c50ec57a</meta:generator>
    <meta:document-statistic meta:object-count="5"/>
  </office:meta>
</office:document-meta>
</file>